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. 1" table:style-name="ta1">
        <table:shapes>
          <draw:frame draw:z-index="0" draw:style-name="gr1" draw:text-style-name="P1" svg:width="7in" svg:height="4in" svg:x="10.4354in" svg:y="0.2689in">
            <draw:object draw:notify-on-update-of-ranges="'v. 1'.B5:'v. 1'.B7 'v. 1'.D4:'v. 1'.D4 'v. 1'.D5:'v. 1'.D7 'v. 1'.B5:'v. 1'.B7 'v. 1'.C4:'v. 1'.C4 'v. 1'.C5:'v. 1'.C7 'v. 1'.B5:'v. 1'.B7 'v. 1'.E4:'v. 1'.E4 'v. 1'.E5:'v. 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in" svg:height="4in" svg:x="10.4567in" svg:y="4.5882in">
            <draw:object draw:notify-on-update-of-ranges="'v. 1'.B12:'v. 1'.B14 'v. 1'.C11:'v. 1'.C11 'v. 1'.C12:'v. 1'.C14 'v. 1'.B12:'v. 1'.B14 'v. 1'.D11:'v. 1'.D11 'v. 1'.D12:'v. 1'.D14 'v. 1'.B12:'v. 1'.B14 'v. 1'.E11:'v. 1'.E11 'v. 1'.E12:'v. 1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in" svg:height="4in" svg:x="10.4783in" svg:y="8.9563in">
            <draw:object draw:notify-on-update-of-ranges="'v. 1'.B19:'v. 1'.B21 'v. 1'.C18:'v. 1'.C18 'v. 1'.C19:'v. 1'.C21 'v. 1'.D18:'v. 1'.D18 'v. 1'.D19:'v. 1'.D21 'v. 1'.E18:'v. 1'.E18 'v. 1'.E19:'v. 1'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in" svg:height="4in" svg:x="17.8602in" svg:y="0.2035in">
            <draw:object draw:notify-on-update-of-ranges="'v. 1'.H14:'v. 1'.H14 'v. 1'.H15:'v. 1'.H18 'v. 1'.I14:'v. 1'.I14 'v. 1'.I15:'v. 1'.I18 'v. 1'.J14:'v. 1'.J14 'v. 1'.J15:'v. 1'.J18 'v. 1'.K14:'v. 1'.K14 'v. 1'.K15:'v. 1'.K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in" svg:height="4in" svg:x="10.4343in" svg:y="13.3382in">
            <draw:object draw:notify-on-update-of-ranges="'v. 1'.B24:'v. 1'.B24 'v. 1'.B25:'v. 1'.B27 'v. 1'.C24:'v. 1'.C24 'v. 1'.D25:'v. 1'.D27 'v. 1'.D24:'v. 1'.D24 'v. 1'.C25:'v. 1'.C27 'v. 1'.E24:'v. 1'.E24 'v. 1'.E25:'v. 1'.E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.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10k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/>
          <table:table-cell office:value-type="string" calcext:value-type="string">
            <text:p>v. 2</text:p>
          </table:table-cell>
          <table:table-cell table:number-columns-repeated="5"/>
          <table:table-cell office:value-type="string" calcext:value-type="string">
            <text:p>v. 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v. 3</text:p>
          </table:table-cell>
          <table:table-cell office:value-type="float" office:value="0.09" calcext:value-type="float">
            <text:p>0.09</text:p>
          </table:table-cell>
          <table:table-cell office:value-type="float" office:value="1.2" calcext:value-type="float">
            <text:p>1.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office:value-type="string" calcext:value-type="string">
            <text:p>33k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2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v. 3</text:p>
          </table:table-cell>
          <table:table-cell table:number-columns-repeated="5"/>
          <table:table-cell office:value-type="string" calcext:value-type="string">
            <text:p>v. 3</text:p>
          </table:table-cell>
          <table:table-cell office:value-type="float" office:value="0.14" calcext:value-type="float">
            <text:p>0.14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v. 4</text:p>
          </table:table-cell>
          <table:table-cell office:value-type="float" office:value="0.15" calcext:value-type="float">
            <text:p>0.15</text:p>
          </table:table-cell>
          <table:table-cell office:value-type="float" office:value="0.173" calcext:value-type="float">
            <text:p>0.17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9" calcext:value-type="float">
            <text:p>0.09</text:p>
          </table:table-cell>
          <table:table-cell office:value-type="float" office:value="1.2" calcext:value-type="float">
            <text:p>1.2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14" calcext:value-type="float">
            <text:p>0.14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. 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9" calcext:value-type="float">
            <text:p>0.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34" calcext:value-type="float">
            <text:p>0.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15" calcext:value-type="float">
            <text:p>0.15</text:p>
          </table:table-cell>
          <table:table-cell office:value-type="float" office:value="0.173" calcext:value-type="float">
            <text:p>0.173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2:19:24.82242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7:14.083213324</meta:creation-date>
    <dc:date>2021-06-01T02:34:11.332673533</dc:date>
    <meta:editing-duration>PT35M6S</meta:editing-duration>
    <meta:editing-cycles>12</meta:editing-cycles>
    <meta:generator>LibreOffice/7.1.2.2$Linux_X86_64 LibreOffice_project/10$Build-2</meta:generator>
    <meta:document-statistic meta:table-count="1" meta:cell-count="10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column-mapping="2 1 3" chart:style-name="ch1">
        <chart:title svg:x="7.457cm" svg:y="0.339cm" chart:style-name="ch2">
          <text:p>algorithm v. 1</text:p>
        </chart:title>
        <chart:legend chart:legend-position="end" svg:x="15.299cm" svg:y="4.283cm" style:legend-expansion="high" chart:style-name="ch3"/>
        <chart:plot-area chart:style-name="ch4" table:cell-range-address="'v. 1'.B5:'v. 1'.C7 'v. 1'.D4:'v. 1'.E7 'v. 1'.C4:'v. 1'.C4" chart:data-source-has-labels="row" svg:x="1.366cm" svg:y="1.321cm" svg:width="13.578cm" svg:height="7.656cm">
          <chart:coordinate-region svg:x="1.987cm" svg:y="1.52cm" svg:width="12.493cm" svg:height="6.81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D5:'v. 1'.D7" chart:label-cell-address="'v. 1'.D4:'v. 1'.D4" chart:class="chart:scatter">
            <chart:domain table:cell-range-address="'v. 1'.B5:'v. 1'.B7"/>
            <chart:data-point chart:repeated="3"/>
          </chart:series>
          <chart:series chart:style-name="ch10" chart:values-cell-range-address="'v. 1'.C5:'v. 1'.C7" chart:label-cell-address="'v. 1'.C4:'v. 1'.C4" chart:class="chart:scatter">
            <chart:data-point chart:repeated="3"/>
          </chart:series>
          <chart:series chart:style-name="ch11" chart:values-cell-range-address="'v. 1'.E5:'v. 1'.E7" chart:label-cell-address="'v. 1'.E4:'v. 1'.E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s</text:p>
                <draw:g>
                  <svg:desc>'v. 1'.D4:'v. 1'.D4</svg:desc>
                </draw:g>
              </table:table-cell>
              <table:table-cell office:value-type="string">
                <text:p>ones</text:p>
                <draw:g>
                  <svg:desc>'v. 1'.C4:'v. 1'.C4</svg:desc>
                </draw:g>
              </table:table-cell>
              <table:table-cell office:value-type="string">
                <text:p>random</text:p>
                <draw:g>
                  <svg:desc>'v. 1'.E4:'v. 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5:'v. 1'.B7</svg:desc>
                </draw:g>
              </table:table-cell>
              <table:table-cell office:value-type="float" office:value="0.04">
                <text:p>0.04</text:p>
                <draw:g>
                  <svg:desc>'v. 1'.D5:'v. 1'.D7</svg:desc>
                </draw:g>
              </table:table-cell>
              <table:table-cell office:value-type="float" office:value="0.04">
                <text:p>0.04</text:p>
                <draw:g>
                  <svg:desc>'v. 1'.C5:'v. 1'.C7</svg:desc>
                </draw:g>
              </table:table-cell>
              <table:table-cell office:value-type="float" office:value="0.07">
                <text:p>0.07</text:p>
                <draw:g>
                  <svg:desc>'v. 1'.E5:'v. 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.48">
                <text:p>1.4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7.457cm" svg:y="0.339cm" chart:style-name="ch2">
          <text:p>algorithm v. 2</text:p>
        </chart:title>
        <chart:legend chart:legend-position="end" svg:x="15.299cm" svg:y="4.283cm" style:legend-expansion="high" chart:style-name="ch3"/>
        <chart:plot-area chart:style-name="ch4" table:cell-range-address="'v. 1'.B12:'v. 1'.E14 'v. 1'.C11:'v. 1'.E11" chart:data-source-has-labels="row" svg:x="1.366cm" svg:y="1.321cm" svg:width="13.578cm" svg:height="7.656cm">
          <chart:coordinate-region svg:x="1.802cm" svg:y="1.521cm" svg:width="12.678cm" svg:height="6.809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2:'v. 1'.C14" chart:label-cell-address="'v. 1'.C11:'v. 1'.C11" chart:class="chart:scatter">
            <chart:domain table:cell-range-address="'v. 1'.B12:'v. 1'.B14"/>
            <chart:data-point chart:repeated="3"/>
          </chart:series>
          <chart:series chart:style-name="ch10" chart:values-cell-range-address="'v. 1'.D12:'v. 1'.D14" chart:label-cell-address="'v. 1'.D11:'v. 1'.D11" chart:class="chart:scatter">
            <chart:data-point chart:repeated="3"/>
          </chart:series>
          <chart:series chart:style-name="ch11" chart:values-cell-range-address="'v. 1'.E12:'v. 1'.E14" chart:label-cell-address="'v. 1'.E11:'v. 1'.E1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s</text:p>
                <draw:g>
                  <svg:desc>'v. 1'.C11:'v. 1'.C11</svg:desc>
                </draw:g>
              </table:table-cell>
              <table:table-cell office:value-type="string">
                <text:p>zeros</text:p>
                <draw:g>
                  <svg:desc>'v. 1'.D11:'v. 1'.D11</svg:desc>
                </draw:g>
              </table:table-cell>
              <table:table-cell office:value-type="string">
                <text:p>random</text:p>
                <draw:g>
                  <svg:desc>'v. 1'.E11:'v. 1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12:'v. 1'.B14</svg:desc>
                </draw:g>
              </table:table-cell>
              <table:table-cell office:value-type="float" office:value="0.04">
                <text:p>0.04</text:p>
                <draw:g>
                  <svg:desc>'v. 1'.C12:'v. 1'.C14</svg:desc>
                </draw:g>
              </table:table-cell>
              <table:table-cell office:value-type="float" office:value="0.04">
                <text:p>0.04</text:p>
                <draw:g>
                  <svg:desc>'v. 1'.D12:'v. 1'.D14</svg:desc>
                </draw:g>
              </table:table-cell>
              <table:table-cell office:value-type="float" office:value="0.04">
                <text:p>0.04</text:p>
                <draw:g>
                  <svg:desc>'v. 1'.E12:'v. 1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line" chart:style-name="ch1">
        <chart:title svg:x="7.457cm" svg:y="0.339cm" chart:style-name="ch2">
          <text:p>algorithm v. 3</text:p>
        </chart:title>
        <chart:legend chart:legend-position="end" svg:x="15.299cm" svg:y="4.283cm" style:legend-expansion="high" chart:style-name="ch3"/>
        <chart:plot-area chart:style-name="ch4" table:cell-range-address="'v. 1'.B18:'v. 1'.E21" chart:data-source-has-labels="both" svg:x="1.366cm" svg:y="1.321cm" svg:width="13.578cm" svg:height="7.656cm">
          <chart:coordinate-region svg:x="1.802cm" svg:y="1.52cm" svg:width="12.677cm" svg:height="6.81cm"/>
          <chart:axis chart:dimension="x" chart:name="primary-x" chart:style-name="ch5" chartooo:axis-type="auto">
            <chartooo:date-scale/>
            <chart:title svg:x="6.907cm" svg:y="9.18cm" chart:style-name="ch6">
              <text:p>number of pixels</text:p>
            </chart:title>
            <chart:categories table:cell-range-address="'v. 1'.B19:'v. 1'.B21"/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9:'v. 1'.C21" chart:label-cell-address="'v. 1'.C18:'v. 1'.C18" chart:class="chart:line">
            <chart:data-point chart:repeated="3"/>
          </chart:series>
          <chart:series chart:style-name="ch10" chart:values-cell-range-address="'v. 1'.D19:'v. 1'.D21" chart:label-cell-address="'v. 1'.D18:'v. 1'.D18" chart:class="chart:line">
            <chart:data-point chart:repeated="3"/>
          </chart:series>
          <chart:series chart:style-name="ch11" chart:values-cell-range-address="'v. 1'.E19:'v. 1'.E21" chart:label-cell-address="'v. 1'.E18:'v. 1'.E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C18:'v. 1'.C18</svg:desc>
                </draw:g>
              </table:table-cell>
              <table:table-cell office:value-type="string">
                <text:p>zeros</text:p>
                <draw:g>
                  <svg:desc>'v. 1'.D18:'v. 1'.D18</svg:desc>
                </draw:g>
              </table:table-cell>
              <table:table-cell office:value-type="string">
                <text:p>random</text:p>
                <draw:g>
                  <svg:desc>'v. 1'.E18:'v. 1'.E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v. 1'.B19:'v. 1'.B21</svg:desc>
                </draw:g>
              </table:table-cell>
              <table:table-cell office:value-type="float" office:value="0.07">
                <text:p>0.07</text:p>
                <draw:g>
                  <svg:desc>'v. 1'.C19:'v. 1'.C21</svg:desc>
                </draw:g>
              </table:table-cell>
              <table:table-cell office:value-type="float" office:value="0.08">
                <text:p>0.08</text:p>
                <draw:g>
                  <svg:desc>'v. 1'.D19:'v. 1'.D21</svg:desc>
                </draw:g>
              </table:table-cell>
              <table:table-cell office:value-type="float" office:value="0.08">
                <text:p>0.08</text:p>
                <draw:g>
                  <svg:desc>'v. 1'.E19:'v. 1'.E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9">
                <text:p>0.09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3124">
                <text:p>33124</text:p>
              </table:table-cell>
              <table:table-cell office:value-type="float" office:value="0.14">
                <text:p>0.14</text:p>
              </table:table-cell>
              <table:table-cell office:value-type="float" office:value="6.8">
                <text:p>6.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line" chart:style-name="ch1">
        <chart:title svg:x="5.235cm" svg:y="0.339cm" chart:style-name="ch2">
          <text:p>time (algorithm version) - 33k pixels</text:p>
        </chart:title>
        <chart:legend chart:legend-position="end" svg:x="15.299cm" svg:y="4.283cm" style:legend-expansion="high" chart:style-name="ch3"/>
        <chart:plot-area chart:style-name="ch4" table:cell-range-address="'v. 1'.H14:'v. 1'.K18" chart:data-source-has-labels="both" svg:x="1.366cm" svg:y="1.321cm" svg:width="13.578cm" svg:height="7.656cm">
          <chart:coordinate-region svg:x="1.987cm" svg:y="1.52cm" svg:width="12.664cm" svg:height="6.81cm"/>
          <chart:axis chart:dimension="x" chart:name="primary-x" chart:style-name="ch5" chartooo:axis-type="auto">
            <chartooo:date-scale/>
            <chart:title svg:x="6.854cm" svg:y="9.18cm" chart:style-name="ch6">
              <text:p>algorithm version</text:p>
            </chart:title>
            <chart:categories table:cell-range-address="'v. 1'.H15:'v. 1'.H18"/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I15:'v. 1'.I18" chart:label-cell-address="'v. 1'.I14:'v. 1'.I14" chart:class="chart:line">
            <chart:data-point chart:repeated="4"/>
          </chart:series>
          <chart:series chart:style-name="ch10" chart:values-cell-range-address="'v. 1'.J15:'v. 1'.J18" chart:label-cell-address="'v. 1'.J14:'v. 1'.J14" chart:class="chart:line">
            <chart:data-point chart:repeated="4"/>
          </chart:series>
          <chart:series chart:style-name="ch11" chart:values-cell-range-address="'v. 1'.K15:'v. 1'.K18" chart:label-cell-address="'v. 1'.K14:'v. 1'.K1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I14:'v. 1'.I14</svg:desc>
                </draw:g>
              </table:table-cell>
              <table:table-cell office:value-type="string">
                <text:p>zeros</text:p>
                <draw:g>
                  <svg:desc>'v. 1'.J14:'v. 1'.J14</svg:desc>
                </draw:g>
              </table:table-cell>
              <table:table-cell office:value-type="string">
                <text:p>random</text:p>
                <draw:g>
                  <svg:desc>'v. 1'.K14:'v. 1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. 1</text:p>
                <draw:g>
                  <svg:desc>'v. 1'.H15:'v. 1'.H18</svg:desc>
                </draw:g>
              </table:table-cell>
              <table:table-cell office:value-type="float" office:value="15.6">
                <text:p>15.6</text:p>
                <draw:g>
                  <svg:desc>'v. 1'.I15:'v. 1'.I18</svg:desc>
                </draw:g>
              </table:table-cell>
              <table:table-cell office:value-type="float" office:value="14.4">
                <text:p>14.4</text:p>
                <draw:g>
                  <svg:desc>'v. 1'.J15:'v. 1'.J18</svg:desc>
                </draw:g>
              </table:table-cell>
              <table:table-cell office:value-type="float" office:value="22.4">
                <text:p>22.4</text:p>
                <draw:g>
                  <svg:desc>'v. 1'.K15:'v. 1'.K18</svg:desc>
                </draw:g>
              </table:table-cell>
            </table:table-row>
            <table:table-row>
              <table:table-cell office:value-type="string">
                <text:p>v. 2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v. 3</text:p>
              </table:table-cell>
              <table:table-cell office:value-type="float" office:value="0.14">
                <text:p>0.14</text:p>
              </table:table-cell>
              <table:table-cell office:value-type="float" office:value="6.8">
                <text:p>6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v. 4</text:p>
              </table:table-cell>
              <table:table-cell office:value-type="float" office:value="0.15">
                <text:p>0.15</text:p>
              </table:table-cell>
              <table:table-cell office:value-type="float" office:value="0.173">
                <text:p>0.173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line" chart:style-name="ch1">
        <chart:title svg:x="7.457cm" svg:y="0.339cm" chart:style-name="ch2">
          <text:p>algorithm v. 4</text:p>
        </chart:title>
        <chart:legend chart:legend-position="end" svg:x="15.299cm" svg:y="4.283cm" style:legend-expansion="high" chart:style-name="ch3"/>
        <chart:plot-area chart:style-name="ch4" table:cell-range-address="'v. 1'.B24:'v. 1'.E27" chart:data-source-has-labels="both" svg:x="1.366cm" svg:y="1.321cm" svg:width="13.578cm" svg:height="7.656cm">
          <chart:coordinate-region svg:x="2.093cm" svg:y="1.52cm" svg:width="12.386cm" svg:height="6.81cm"/>
          <chart:axis chart:dimension="x" chart:name="primary-x" chart:style-name="ch5" chartooo:axis-type="auto">
            <chartooo:date-scale/>
            <chart:title svg:x="6.907cm" svg:y="9.18cm" chart:style-name="ch6">
              <text:p>number of pixels</text:p>
            </chart:title>
            <chart:categories table:cell-range-address="'v. 1'.B25:'v. 1'.B27"/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D25:'v. 1'.D27" chart:label-cell-address="'v. 1'.C24:'v. 1'.C24" chart:class="chart:line">
            <chart:data-point chart:repeated="3"/>
          </chart:series>
          <chart:series chart:style-name="ch10" chart:values-cell-range-address="'v. 1'.C25:'v. 1'.C27" chart:label-cell-address="'v. 1'.D24:'v. 1'.D24" chart:class="chart:line">
            <chart:data-point chart:repeated="3"/>
          </chart:series>
          <chart:series chart:style-name="ch11" chart:values-cell-range-address="'v. 1'.E25:'v. 1'.E27" chart:label-cell-address="'v. 1'.E24:'v. 1'.E2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C24:'v. 1'.C24</svg:desc>
                </draw:g>
              </table:table-cell>
              <table:table-cell office:value-type="string">
                <text:p>zeros</text:p>
                <draw:g>
                  <svg:desc>'v. 1'.D24:'v. 1'.D24</svg:desc>
                </draw:g>
              </table:table-cell>
              <table:table-cell office:value-type="string">
                <text:p>random</text:p>
                <draw:g>
                  <svg:desc>'v. 1'.E24:'v. 1'.E2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v. 1'.B25:'v. 1'.B27</svg:desc>
                </draw:g>
              </table:table-cell>
              <table:table-cell office:value-type="float" office:value="0.08">
                <text:p>0.08</text:p>
                <draw:g>
                  <svg:desc>'v. 1'.D25:'v. 1'.D27</svg:desc>
                </draw:g>
              </table:table-cell>
              <table:table-cell office:value-type="float" office:value="0.07">
                <text:p>0.07</text:p>
                <draw:g>
                  <svg:desc>'v. 1'.C25:'v. 1'.C27</svg:desc>
                </draw:g>
              </table:table-cell>
              <table:table-cell office:value-type="float" office:value="0.08">
                <text:p>0.08</text:p>
                <draw:g>
                  <svg:desc>'v. 1'.E25:'v. 1'.E2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29">
                <text:p>0.129</text:p>
              </table:table-cell>
              <table:table-cell office:value-type="float" office:value="0.09">
                <text:p>0.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3124">
                <text:p>33124</text:p>
              </table:table-cell>
              <table:table-cell office:value-type="float" office:value="0.173">
                <text:p>0.173</text:p>
              </table:table-cell>
              <table:table-cell office:value-type="float" office:value="0.15">
                <text:p>0.15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